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Segoe UI2" svg:font-family="'Segoe U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fo:font-size="2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P4" style:family="paragraph">
      <style:text-properties fo:font-size="20pt"/>
    </style:style>
    <style:style style:name="P5" style:family="paragraph">
      <style:text-properties fo:font-size="28pt" style:font-size-asian="40pt" style:font-size-complex="40pt"/>
    </style:style>
    <style:style style:name="P6" style:family="paragraph">
      <style:text-properties fo:font-size="24pt" style:font-size-asian="32pt" style:font-size-complex="32pt"/>
    </style:style>
    <style:style style:name="T1" style:family="text">
      <style:text-properties fo:color="#009900"/>
    </style:style>
    <style:style style:name="T2" style:family="text">
      <style:text-properties fo:color="#0000cc"/>
    </style:style>
    <style:style style:name="T3" style:family="text">
      <style:text-properties fo:font-size="26pt" style:font-size-asian="36pt" style:font-size-complex="3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8pt" style:font-size-asian="40pt" style:font-size-complex="40pt"/>
    </style:style>
    <style:style style:name="T7" style:family="text">
      <style:text-properties fo:font-size="24pt"/>
    </style:style>
    <style:style style:name="T8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Definition einer Verschieb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Verschiebung ist eine vektorielle Größe, die Differenz zwischen zwei Koordinat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Definition eines Abstand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er Betrag einer Verschieb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folgt für das Vorzeichen eines Abstands aus der Definition des Abstand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immer positiv, da der Abstand ein Betrag ist!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zeichnet vektorielle Größen a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haben einen <text:span text:style-name="T1">Betrag</text:span> und eine <text:span text:style-name="T2">Richt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d bei der Eindimensionalen Bewegung die Richtung ausgezeichne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as Vorzeiche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>
          <draw:text-box>
            <text:p><text:span text:style-name="T3">Wodurch unterscheidet sich die Momentangeschwindigkeit von der Durchschnittsgeschwindigkei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Durchschnittsgeschwindigkeit errechnet sich über längere Zeiträume und erfasst mögliche Schwankungen der tatsächlichen Geschwindigkeit n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Formel für die <text:span text:style-name="T4">Momentan</text:span>geschwindigkei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3.778cm" svg:height="2.535cm" svg:x="12.11cm" svg:y="9.232cm">
          <text:p/>
          <draw:object xlink:href="../Momentangeschwindigkeit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rechnet man die <text:span text:style-name="T4">Durchschnitts</text:span><text:span text:style-name="T5">geschwindigkeit</text:span>?</text:p>
          </draw:text-box>
        </draw:frame>
        <draw:frame presentation:style-name="pr5" draw:text-style-name="P3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9.347cm" svg:height="3.061cm" svg:x="9.326cm" svg:y="8.969cm">
          <text:p/>
          <draw:object xlink:href="../Durchschnittsgeschwindigkeit%20ausführlich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rechnet man die zurückgelegte Wegstrecke aus der Durchschnittsgeschwindigkei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6.849cm" svg:height="2.535cm" svg:x="10.575cm" svg:y="9.232cm">
          <text:p/>
          <draw:object xlink:href="../Wegstrecke%20aus%20Durchschnittsgeschwindigkeit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ird die Durchschnittsgeschwindigkeit immer Nul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man an den Ausgangspunkt der Messung zurückkehr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6">Warum wird die Durchschnittsbeschleunigung Null, wenn man an den Ausgangspunkt der Messung zurückkehr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die Verschiebung dann 0 beträgt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negative Beschleunig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Beschleunigung in Gegenrichtung, bei Bewegung in positiver Richtung bedeutet das ein Abbrem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Formel für die <text:span text:style-name="T4">Momentan</text:span>beschleuni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3.694cm" svg:height="2.535cm" svg:x="12.152cm" svg:y="9.232cm">
          <text:p/>
          <draw:object xlink:href="../Momentanbeschleunigung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rechnet man die <text:span text:style-name="T4">Durchschnitts</text:span>beschleunigung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9.147cm" svg:height="3.061cm" svg:x="9.426cm" svg:y="8.969cm">
          <text:p/>
          <draw:object xlink:href="../Durchschnittsbeschleunigung%20ausführlich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6">Lässt sich für konstante Beschleunigung eine Durchschnittsgeschwindigkeit sinnvoll definieren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><text:span text:style-name="T7">Ja, weil die Geschwindigkeit proportional zur Beschleunigung 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6" draw:layer="layout" svg:width="25.199cm" svg:height="3.506cm" svg:x="1.4cm" svg:y="0.833cm" presentation:class="title" presentation:user-transformed="true">
          <draw:text-box>
            <text:p><text:span text:style-name="T8">Wann ist die Momentangeschwindigkeit bzw. -beschleunigung auf jeden Fall gleich der Durchschnittsgeschwindigkeit bzw. -beschleunigung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ie Geschwindigkeit bzw. die Beschleunigung konstant ist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kinematische Gleich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Kinematische Gleichungen erlauben Vorhersagen über den Ort, die Geschwindigkeit oder die Beschleunigung eines Objekts, wenn die jeweiligen Randbedingungen bekannt sind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Segoe UI2" svg:font-family="'Segoe U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48M26S</meta:editing-duration>
    <meta:editing-cycles>13</meta:editing-cycles>
    <meta:generator>LibreOffice/4.3.4.1$Windows_x86 LibreOffice_project/bc356b2f991740509f321d70e4512a6a54c5f243</meta:generator>
    <dc:date>2015-03-03T18:02:15.781000000</dc:date>
    <meta:document-statistic meta:object-count="94"/>
  </office:meta>
</office:document-meta>
</file>